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7pt"/>
    </style:style>
    <style:style style:name="co4" style:family="table-column">
      <style:table-column-properties fo:break-before="auto" style:column-width="138.95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2" table:number-columns-repeated="5" table:default-cell-style-name="ce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Redux</text:p>
          </table:table-cell>
          <table:table-cell table:style-name="ce1" office:value-type="string" calcext:value-type="string">
            <text:p>Members</text:p>
            <text:p>Table</text:p>
          </table:table-cell>
          <table:table-cell table:style-name="ce1" office:value-type="string" calcext:value-type="string">
            <text:p>MemberDialog</text:p>
            <text:p>Container</text:p>
          </table:table-cell>
          <table:table-cell table:style-name="ce1" office:value-type="string" calcext:value-type="string">
            <text:p>MemberDialog</text:p>
            <text:p>CreateEdi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hones</text:p>
          </table:table-cell>
          <table:table-cell table:style-name="ce5" office:value-type="string" calcext:value-type="string">
            <text:p>Roles</text:p>
          </table:table-cell>
          <table:table-cell table:style-name="ce5" office:value-type="string" calcext:value-type="string">
            <text:p>Comments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handleClose() <text:s text:c="20"/>&gt;&gt;</text:p>
          </table:table-cell>
          <table:table-cell table:number-columns-repeated="2"/>
          <table:table-cell table:style-name="ce2" office:value-type="string" calcext:value-type="string">
            <text:p>&gt;|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ndleMemberRowClick() &gt;&gt;</text:p>
          </table:table-cell>
          <table:table-cell/>
          <table:table-cell table:style-name="ce2" office:value-type="string" calcext:value-type="string">
            <text:p>&gt;|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open <text:s text:c="34"/>&gt;&gt;</text:p>
          </table:table-cell>
          <table:table-cell table:number-columns-repeated="2"/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tion <text:s text:c="33"/>&gt;&gt;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2" office:value-type="string" calcext:value-type="string">
            <text:p>R 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handleUpdate() <text:s text:c="6"/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handleClose() <text:s text:c="8"/>&gt;&gt;</text:p>
          </table:table-cell>
          <table:table-cell office:value-type="string" calcext:value-type="string">
            <text:p>&gt;&gt;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handleSave() <text:s text:c="9"/>&gt;&gt;</text:p>
          </table:table-cell>
          <table:table-cell office:value-type="string" calcext:value-type="string">
            <text:p>&gt;|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ddPhone() <text:s text:c="12"/>&gt;&gt;</text:p>
          </table:table-cell>
          <table:table-cell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dirty <text:s text:c="24"/>&gt;&gt;</text:p>
          </table:table-cell>
          <table:table-cell table:style-name="ce4" office:value-type="string" calcext:value-type="string">
            <text:p>&gt;|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ember <text:s text:c="17"/>&gt;&gt;</text:p>
          </table:table-cell>
          <table:table-cell office:value-type="string" calcext:value-type="string">
            <text:p>&gt;&gt;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emberEditing <text:s text:c="6"/>&gt;&gt;</text:p>
          </table:table-cell>
          <table:table-cell office:value-type="string" calcext:value-type="string">
            <text:p>&gt; memberEditing.phones 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openMemberId <text:s text:c="6"/>&gt;&gt;</text:p>
          </table:table-cell>
          <table:table-cell office:value-type="string" calcext:value-type="string">
            <text:p>&gt;|</text:p>
          </table:table-cell>
          <table:table-cell table:number-columns-repeated="1019"/>
        </table:table-row>
        <table:table-row table:style-name="ro2" table:number-rows-repeated="5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1. pass action from app through to end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2. rename handleCloseClick to handleClose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3. rename handleSaveClick to handleSave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4. Pass to final Member elements only part of MemberEditing they need</text:p>
          </table:table-cell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 calcext:value-type="string">
            <text:p>5. dirty is being passed but it doesn’t seem to need to be. Could just set dirty in handleUpdate</text:p>
          </table:table-cell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5:37:44.940158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30:07.099498193</meta:creation-date>
    <dc:date>2018-05-29T16:33:51.272747207</dc:date>
    <meta:editing-duration>PT4H18M55S</meta:editing-duration>
    <meta:editing-cycles>24</meta:editing-cycles>
    <meta:generator>LibreOffice/6.0.3.2$Linux_X86_64 LibreOffice_project/00m0$Build-2</meta:generator>
    <meta:document-statistic meta:table-count="1" meta:cell-count="58" meta:object-count="0"/>
  </office:meta>
</office:document-meta>
</file>